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erEntry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Entr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Entr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Entry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Entr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est.testInne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Test.testPars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nerEntry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erEntry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